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base) csl4@csl4-HP-280-Pro-G5-MT-Business-PC:~$ sudo su </text:p>
      <text:p text:style-name="Standard">[sudo] password for csl4: </text:p>
      <text:p text:style-name="Standard">root@csl4-HP-280-Pro-G5-MT-Business-PC:/home/csl4# mysql</text:p>
      <text:p text:style-name="Standard">Welcome to the MySQL monitor. <text:s/>Commands end with ; or \g.</text:p>
      <text:p text:style-name="Standard">Your MySQL connection id is 2</text:p>
      <text:p text:style-name="Standard">Server version: 5.7.42-0ubuntu0.18.04.1 (Ubuntu)</text:p>
      <text:p text:style-name="Standard"/>
      <text:p text:style-name="Standard">Copyright (c) 2000, 2023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DBMSPrac <text:s text:c="10"/>|</text:p>
      <text:p text:style-name="Standard">| Demo <text:s text:c="14"/>|</text:p>
      <text:p text:style-name="Standard">| Library <text:s text:c="11"/>|</text:p>
      <text:p text:style-name="Standard">| MOVIE <text:s text:c="13"/>|</text:p>
      <text:p text:style-name="Standard">| banking <text:s text:c="11"/>|</text:p>
      <text:p text:style-name="Standard">| customer <text:s text:c="10"/>|</text:p>
      <text:p text:style-name="Standard">| mysql <text:s text:c="13"/>|</text:p>
      <text:p text:style-name="Standard">| performance_schema |</text:p>
      <text:p text:style-name="Standard">| student <text:s text:c="11"/>|</text:p>
      <text:p text:style-name="Standard">| student_it <text:s text:c="8"/>|</text:p>
      <text:p text:style-name="Standard">| student_tb <text:s text:c="8"/>|</text:p>
      <text:p text:style-name="Standard">| sys <text:s text:c="15"/>|</text:p>
      <text:p text:style-name="Standard">+--------------------+</text:p>
      <text:p text:style-name="Standard">13 rows in set (0.07 sec)</text:p>
      <text:p text:style-name="Standard"/>
      <text:p text:style-name="Standard">mysql&gt; USE student_tb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ELECT * FROM EMPLOYEE;</text:p>
      <text:p text:style-name="Standard">+--------+---------+----------+------------------+</text:p>
      <text:p text:style-name="Standard">| name <text:s text:c="2"/>| street <text:s/>| city <text:s text:c="4"/>| email_id <text:s text:c="8"/>|</text:p>
      <text:p text:style-name="Standard">+--------+---------+----------+------------------+</text:p>
      <text:p text:style-name="Standard">| harry <text:s/>| vc <text:s text:c="5"/>| chicago <text:s/>| harry@gmail.com <text:s/>|</text:p>
      <text:p text:style-name="Standard">| NULL <text:s text:c="2"/>| oldtown | ottawa <text:s text:c="2"/>| john@gmail.com <text:s text:c="2"/>|</text:p>
      <text:p text:style-name="Standard">| ram <text:s text:c="3"/>| mg <text:s text:c="5"/>| pune <text:s text:c="4"/>| ram@gmail.com <text:s text:c="3"/>|</text:p>
      <text:p text:style-name="Standard">| ramesh | bakshi <text:s/>| jamnagar | ramesh@gmail.com |</text:p>
      <text:p text:style-name="Standard">| rishi <text:s/>| fc <text:s text:c="5"/>| pune <text:s text:c="4"/>| rishi@gmail.com <text:s/>|</text:p>
      <text:p text:style-name="Standard">| somil <text:s/>| break <text:s text:c="2"/>| mumbai <text:s text:c="2"/>| somil@gmail.com <text:s/>|</text:p>
      <text:p text:style-name="Standard">| sunita | tano <text:s text:c="3"/>| jaipur <text:s text:c="2"/>| sunita@gmail.com |</text:p>
      <text:p text:style-name="Standard">| tanmay | won <text:s text:c="4"/>| mumbai <text:s text:c="2"/>| tanmay@gmail.com |</text:p>
      <text:p text:style-name="Standard"><text:soft-page-break/>+--------+---------+----------+------------------+</text:p>
      <text:p text:style-name="Standard">8 rows in set (0.00 sec)</text:p>
      <text:p text:style-name="Standard"/>
      <text:p text:style-name="Standard">mysql&gt; SELECT* FROM WORKS;</text:p>
      <text:p text:style-name="Standard">+--------------+--------+------------------+</text:p>
      <text:p text:style-name="Standard">| company_name | salary | email_id <text:s text:c="8"/>|</text:p>
      <text:p text:style-name="Standard">+--------------+--------+------------------+</text:p>
      <text:p text:style-name="Standard">| TCS <text:s text:c="9"/>| <text:s/>10000 | harry@gmail.com <text:s/>|</text:p>
      <text:p text:style-name="Standard">| ZS <text:s text:c="10"/>| <text:s/>60000 | John@gmail.com <text:s text:c="2"/>|</text:p>
      <text:p text:style-name="Standard">| oracle <text:s text:c="6"/>| 100000 | rishi@gmail.com <text:s/>|</text:p>
      <text:p text:style-name="Standard">| oracle <text:s text:c="6"/>| <text:s/>70000 | shruti@gmail.com |</text:p>
      <text:p text:style-name="Standard">| ZS <text:s text:c="10"/>| <text:s/>40000 | somil@gmail.com <text:s/>|</text:p>
      <text:p text:style-name="Standard">| ZS <text:s text:c="10"/>| <text:s/>20000 | sunita@gmail.com |</text:p>
      <text:p text:style-name="Standard">| Mastercard <text:s text:c="2"/>| 200000 | tanmay@gmail.com |</text:p>
      <text:p text:style-name="Standard">| oracle <text:s text:c="6"/>| <text:s/>90000 | tanvi@gmail.com <text:s/>|</text:p>
      <text:p text:style-name="Standard">+--------------+--------+------------------+</text:p>
      <text:p text:style-name="Standard">8 rows in set (0.00 sec)</text:p>
      <text:p text:style-name="Standard"/>
      <text:p text:style-name="Standard">mysql&gt; SELECT* FROM MANAGES;</text:p>
      <text:p text:style-name="Standard">+-----------------+-------------------+</text:p>
      <text:p text:style-name="Standard">| email_id <text:s text:c="7"/>| dept_name <text:s text:c="8"/>|</text:p>
      <text:p text:style-name="Standard">+-----------------+-------------------+</text:p>
      <text:p text:style-name="Standard">| sunita@gmai.com | data analyst <text:s text:c="5"/>|</text:p>
      <text:p text:style-name="Standard">| rishi@gmail.com | data architect <text:s text:c="3"/>|</text:p>
      <text:p text:style-name="Standard">| somil@gmail.com | financial analyst |</text:p>
      <text:p text:style-name="Standard">+-----------------+-------------------+</text:p>
      <text:p text:style-name="Standard">3 rows in set (0.00 sec)</text:p>
      <text:p text:style-name="Standard"/>
      <text:p text:style-name="Standard">mysql&gt; SELECT* FROM COMPANY ;</text:p>
      <text:p text:style-name="Standard">+--------------+---------+</text:p>
      <text:p text:style-name="Standard">| company_name | city <text:s text:c="3"/>|</text:p>
      <text:p text:style-name="Standard">+--------------+---------+</text:p>
      <text:p text:style-name="Standard">| oracle <text:s text:c="6"/>| mumbai <text:s/>|</text:p>
      <text:p text:style-name="Standard">| oracle <text:s text:c="6"/>| noida <text:s text:c="2"/>|</text:p>
      <text:p text:style-name="Standard">| oracle <text:s text:c="6"/>| pune <text:s text:c="3"/>|</text:p>
      <text:p text:style-name="Standard">| TCS <text:s text:c="9"/>| chicago |</text:p>
      <text:p text:style-name="Standard">| ZS <text:s text:c="10"/>| mumbai <text:s/>|</text:p>
      <text:p text:style-name="Standard">+--------------+---------+</text:p>
      <text:p text:style-name="Standard">5 rows in set (0.00 sec)</text:p>
      <text:p text:style-name="Standard"/>
      <text:p text:style-name="Standard">mysql&gt; UPDATE WIRKS </text:p>
      <text:p text:style-name="Standard"><text:s text:c="4"/>-&gt; UPDATE WORKS</text:p>
      <text:p text:style-name="Standard"><text:s text:c="4"/>-&gt; SET company_name = 'Amazon'</text:p>
      <text:p text:style-name="Standard"><text:s text:c="4"/>-&gt; WHERE company_name = 'Mastercard';</text:p>
      <text:p text:style-name="Standard">ERROR 1064 (42000): You have an error in your SQL syntax; check the manual that corresponds to your MySQL server version for the right syntax to use near 'UPDATE WORKS</text:p>
      <text:p text:style-name="Standard">SET company_name = 'Amazon'</text:p>
      <text:p text:style-name="Standard">WHERE company_name = 'Mastercard'' at line 2</text:p>
      <text:p text:style-name="Standard">mysql&gt; <text:s text:c="2"/>UPDATE WORKS SET company_name = 'Amazon' WHERE company_name = 'Mastercard';</text:p>
      <text:p text:style-name="Standard">Query OK, 1 row affected (0.04 sec)</text:p>
      <text:p text:style-name="Standard">Rows matched: 1 <text:s/>Changed: 1 <text:s/>Warnings: 0</text:p>
      <text:p text:style-name="Standard"><text:soft-page-break/></text:p>
      <text:p text:style-name="Standard">mysql&gt; <text:s text:c="2"/>UPDATE WORKS SET salary = 1000000 WHERE company_name = 'Amazon';</text:p>
      <text:p text:style-name="Standard">Query OK, 1 row affected (0.03 sec)</text:p>
      <text:p text:style-name="Standard">Rows matched: 1 <text:s/>Changed: 1 <text:s/>Warnings: 0</text:p>
      <text:p text:style-name="Standard"/>
      <text:p text:style-name="Standard">mysql&gt; <text:s text:c="2"/>UPDATE WORKS SET company_name = 'Amazon' WHERE company_name = 'TCS';</text:p>
      <text:p text:style-name="Standard">Query OK, 1 row affected (0.05 sec)</text:p>
      <text:p text:style-name="Standard">Rows matched: 1 <text:s/>Changed: 1 <text:s/>Warnings: 0</text:p>
      <text:p text:style-name="Standard"/>
      <text:p text:style-name="Standard">mysql&gt; <text:s text:c="2"/>UPDATE WORKS SET salary = 1000000 WHERE company_name = 'Amazon'AND emai_id='harry@gmail.com';</text:p>
      <text:p text:style-name="Standard">ERROR 1054 (42S22): Unknown column 'emai_id' in 'where clause'</text:p>
      <text:p text:style-name="Standard">mysql&gt; <text:s text:c="2"/>UPDATE WORKS SET salary = 1000000 WHERE company_name = 'Amazon'AND email_id='harry@gmail.com';</text:p>
      <text:p text:style-name="Standard">Query OK, 1 row affected (0.04 sec)</text:p>
      <text:p text:style-name="Standard">Rows matched: 1 <text:s/>Changed: 1 <text:s/>Warnings: 0</text:p>
      <text:p text:style-name="Standard"/>
      <text:p text:style-name="Standard">mysql&gt; SELECT* FROM WORKS;</text:p>
      <text:p text:style-name="Standard">+--------------+---------+------------------+</text:p>
      <text:p text:style-name="Standard">| company_name | salary <text:s/>| email_id <text:s text:c="8"/>|</text:p>
      <text:p text:style-name="Standard">+--------------+---------+------------------+</text:p>
      <text:p text:style-name="Standard">| Amazon <text:s text:c="6"/>| 1000000 | harry@gmail.com <text:s/>|</text:p>
      <text:p text:style-name="Standard">| ZS <text:s text:c="10"/>| <text:s text:c="2"/>60000 | John@gmail.com <text:s text:c="2"/>|</text:p>
      <text:p text:style-name="Standard">| oracle <text:s text:c="6"/>| <text:s/>100000 | rishi@gmail.com <text:s/>|</text:p>
      <text:p text:style-name="Standard">| oracle <text:s text:c="6"/>| <text:s text:c="2"/>70000 | shruti@gmail.com |</text:p>
      <text:p text:style-name="Standard">| ZS <text:s text:c="10"/>| <text:s text:c="2"/>40000 | somil@gmail.com <text:s/>|</text:p>
      <text:p text:style-name="Standard">| ZS <text:s text:c="10"/>| <text:s text:c="2"/>20000 | sunita@gmail.com |</text:p>
      <text:p text:style-name="Standard">| Amazon <text:s text:c="6"/>| 1000000 | tanmay@gmail.com |</text:p>
      <text:p text:style-name="Standard">| oracle <text:s text:c="6"/>| <text:s text:c="2"/>90000 | tanvi@gmail.com <text:s/>|</text:p>
      <text:p text:style-name="Standard">+--------------+---------+------------------+</text:p>
      <text:p text:style-name="Standard">8 rows in set (0.00 sec)</text:p>
      <text:p text:style-name="Standard"/>
      <text:p text:style-name="Standard">mysql&gt; <text:s text:c="2"/>UPDATE COMPANY SET <text:s/>company_name = 'Amazon' WHERE city= 'chicago';</text:p>
      <text:p text:style-name="Standard">Query OK, 1 row affected (0.03 sec)</text:p>
      <text:p text:style-name="Standard">Rows matched: 1 <text:s/>Changed: 1 <text:s/>Warnings: 0</text:p>
      <text:p text:style-name="Standard"/>
      <text:p text:style-name="Standard">mysql&gt; SELECT* FROM COMPANY ;</text:p>
      <text:p text:style-name="Standard">+--------------+---------+</text:p>
      <text:p text:style-name="Standard">| company_name | city <text:s text:c="3"/>|</text:p>
      <text:p text:style-name="Standard">+--------------+---------+</text:p>
      <text:p text:style-name="Standard">| Amazon <text:s text:c="6"/>| chicago |</text:p>
      <text:p text:style-name="Standard">| oracle <text:s text:c="6"/>| mumbai <text:s/>|</text:p>
      <text:p text:style-name="Standard">| oracle <text:s text:c="6"/>| noida <text:s text:c="2"/>|</text:p>
      <text:p text:style-name="Standard">| oracle <text:s text:c="6"/>| pune <text:s text:c="3"/>|</text:p>
      <text:p text:style-name="Standard">| ZS <text:s text:c="10"/>| mumbai <text:s/>|</text:p>
      <text:p text:style-name="Standard">+--------------+---------+</text:p>
      <text:p text:style-name="Standard">5 rows in set (0.00 sec)</text:p>
      <text:p text:style-name="Standard"/>
      <text:p text:style-name="Standard">mysql&gt; UPDATE EMPLOYEE </text:p>
      <text:p text:style-name="Standard"><text:s text:c="4"/>-&gt; SET street = 'tc' AND city= 'ottawa' </text:p>
      <text:p text:style-name="Standard"><text:s text:c="4"/>-&gt; WHERE email_id = 'sunita@gmail.com';</text:p>
      <text:p text:style-name="Standard">ERROR 1292 (22007): Truncated incorrect DOUBLE value: 'tc'</text:p>
      <text:p text:style-name="Standard"><text:soft-page-break/>mysql&gt; <text:s text:c="2"/>UPDATE WORKS SET salary = 10000 WHERE company_name = 'Amazon';</text:p>
      <text:p text:style-name="Standard">Query OK, 2 rows affected (0.04 sec)</text:p>
      <text:p text:style-name="Standard">Rows matched: 2 <text:s/>Changed: 2 <text:s/>Warnings: 0</text:p>
      <text:p text:style-name="Standard"/>
      <text:p text:style-name="Standard">mysql&gt; UPDATE EMPLOYEE </text:p>
      <text:p text:style-name="Standard"><text:s text:c="4"/>-&gt; SET street= "mg" AND city = " Pune" </text:p>
      <text:p text:style-name="Standard"><text:s text:c="4"/>-&gt; WHERE email_id = "sunita@gmail.com";</text:p>
      <text:p text:style-name="Standard">ERROR 1292 (22007): Truncated incorrect DOUBLE value: 'mg'</text:p>
      <text:p text:style-name="Standard">mysql&gt; UPDATE EMPLOYEE <text:s/>SET street= "mg" AND city = " Pune" <text:s/>WHERE street="tano";;</text:p>
      <text:p text:style-name="Standard">ERROR 1292 (22007): Truncated incorrect DOUBLE value: 'mg'</text:p>
      <text:p text:style-name="Standard">ERROR: </text:p>
      <text:p text:style-name="Standard">No query specified</text:p>
      <text:p text:style-name="Standard"/>
      <text:p text:style-name="Standard">mysql&gt; UPDATE EMPLOYEE <text:s/>SET street= "mg" AND city = " Pune" <text:s/>WHERE street="tano";</text:p>
      <text:p text:style-name="Standard">ERROR 1292 (22007): Truncated incorrect DOUBLE value: 'mg'</text:p>
      <text:p text:style-name="Standard">mysql&gt; UPDATE EMPLOYEE <text:s/>SET street= mg AND city = Pune <text:s/>WHERE email_id= 'sunita@gmail.com';</text:p>
      <text:p text:style-name="Standard">ERROR 1054 (42S22): Unknown column 'mg' in 'field list'</text:p>
      <text:p text:style-name="Standard">mysql&gt; UPDATE EMPLOYEE <text:s/>SET street= mg AND city = Pune <text:s/>WHERE email_id= 'sunita@gmail.com';</text:p>
      <text:p text:style-name="Standard">ERROR 1054 (42S22): Unknown column 'mg' in 'field list'</text:p>
      <text:p text:style-name="Standard">mysql&gt; UPDATE EMPLOYEE <text:s/>SET street=' mg' AND city =' Pune' <text:s/>WHERE email_id= 'sunita@gmail.com';</text:p>
      <text:p text:style-name="Standard">ERROR 1292 (22007): Truncated incorrect DOUBLE value: ' mg'</text:p>
      <text:p text:style-name="Standard">mysql&gt; DELETE FROM EMPLOYEE</text:p>
      <text:p text:style-name="Standard"><text:s text:c="4"/>-&gt; WHERE salary BETWEEN 20000 AND 50000;</text:p>
      <text:p text:style-name="Standard">ERROR 1054 (42S22): Unknown column 'salary' in 'where clause'</text:p>
      <text:p text:style-name="Standard">mysql&gt; DELETE FROM WORKS WHERE salary BETWEEN 20000 AND 50000;</text:p>
      <text:p text:style-name="Standard">Query OK, 2 rows affected (0.03 sec)</text:p>
      <text:p text:style-name="Standard"/>
      <text:p text:style-name="Standard">mysql&gt; SELECT* FROM WORKS;</text:p>
      <text:p text:style-name="Standard">+--------------+--------+------------------+</text:p>
      <text:p text:style-name="Standard">| company_name | salary | email_id <text:s text:c="8"/>|</text:p>
      <text:p text:style-name="Standard">+--------------+--------+------------------+</text:p>
      <text:p text:style-name="Standard">| Amazon <text:s text:c="6"/>| <text:s/>10000 | harry@gmail.com <text:s/>|</text:p>
      <text:p text:style-name="Standard">| ZS <text:s text:c="10"/>| <text:s/>60000 | John@gmail.com <text:s text:c="2"/>|</text:p>
      <text:p text:style-name="Standard">| oracle <text:s text:c="6"/>| 100000 | rishi@gmail.com <text:s/>|</text:p>
      <text:p text:style-name="Standard">| oracle <text:s text:c="6"/>| <text:s/>70000 | shruti@gmail.com |</text:p>
      <text:p text:style-name="Standard">| Amazon <text:s text:c="6"/>| <text:s/>10000 | tanmay@gmail.com |</text:p>
      <text:p text:style-name="Standard">| oracle <text:s text:c="6"/>| <text:s/>90000 | tanvi@gmail.com <text:s/>|</text:p>
      <text:p text:style-name="Standard">+--------------+--------+------------------+</text:p>
      <text:p text:style-name="Standard">6 rows in set (0.00 sec)</text:p>
      <text:p text:style-name="Standard"/>
      <text:p text:style-name="Standard">mysql&gt; SELECT comapny_name </text:p>
      <text:p text:style-name="Standard"><text:s text:c="4"/>-&gt; FROM COMPANY </text:p>
      <text:p text:style-name="Standard"><text:s text:c="4"/>-&gt; WHERE city LIKE '%P';</text:p>
      <text:p text:style-name="Standard">ERROR 1054 (42S22): Unknown column 'comapny_name' in 'field list'</text:p>
      <text:p text:style-name="Standard">mysql&gt; SELECT company_name <text:s/>FROM COMPANY <text:s/>WHERE city LIKE '%P';</text:p>
      <text:p text:style-name="Standard">Empty set (0.00 sec)</text:p>
      <text:p text:style-name="Standard"/>
      <text:p text:style-name="Standard">mysql&gt; SELECT DISTINCT city FROM COMPANY;</text:p>
      <text:p text:style-name="Standard">SELECT DISTINCT city FROM COMPANY;</text:p>
      <text:p text:style-name="Standard"><text:soft-page-break/>^C</text:p>
      <text:p text:style-name="Standard">mysql&gt; SELECT comapny_name <text:s/>FROM COMPANY <text:s/>WHERE city LIKE '%p';</text:p>
      <text:p text:style-name="Standard">ERROR 1054 (42S22): Unknown column 'comapny_name' in 'field list'</text:p>
      <text:p text:style-name="Standard">mysql&gt; SELECT company_name <text:s/>FROM COMPANY <text:s/>WHERE city LIKE '%p';</text:p>
      <text:p text:style-name="Standard">Empty set (0.00 sec)</text:p>
      <text:p text:style-name="Standard"/>
      <text:p text:style-name="Standard">mysql&gt; SELECT company_name <text:s/>FROM COMPANY <text:s/>WHERE LOWER( city) LIKE '%p';</text:p>
      <text:p text:style-name="Standard">Empty set (0.01 sec)</text:p>
      <text:p text:style-name="Standard"/>
      <text:p text:style-name="Standard">mysql&gt; SELECT COUNT(*) AS total_employees</text:p>
      <text:p text:style-name="Standard"><text:s text:c="4"/>-&gt; FROM WORKS </text:p>
      <text:p text:style-name="Standard"><text:s text:c="4"/>-&gt; WHERE company_name ='Amazon';</text:p>
      <text:p text:style-name="Standard">+-----------------+</text:p>
      <text:p text:style-name="Standard">| total_employees |</text:p>
      <text:p text:style-name="Standard">+-----------------+</text:p>
      <text:p text:style-name="Standard">| <text:s text:c="14"/>2 |</text:p>
      <text:p text:style-name="Standard">+-----------------+</text:p>
      <text:p text:style-name="Standard">1 row in set (0.01 sec)</text:p>
      <text:p text:style-name="Standard"/>
      <text:p text:style-name="Standard">mysql&gt; SELECT</text:p>
      <text:p text:style-name="Standard"><text:s text:c="4"/>-&gt; MAX(salary) AS max_salary,</text:p>
      <text:p text:style-name="Standard"><text:s text:c="4"/>-&gt; MIN(salary) AS min_salary,</text:p>
      <text:p text:style-name="Standard"><text:s text:c="4"/>-&gt; FROM WORKS </text:p>
      <text:p text:style-name="Standard"><text:s text:c="4"/>-&gt; WHERE company_name = 'oracle';</text:p>
      <text:p text:style-name="Standard">ERROR 1064 (42000): You have an error in your SQL syntax; check the manual that corresponds to your MySQL server version for the right syntax to use near 'FROM WORKS </text:p>
      <text:p text:style-name="Standard">WHERE company_name = 'oracle'' at line 4</text:p>
      <text:p text:style-name="Standard">mysql&gt; SELECT MAX(salary) AS max_salary , MIN(salary) AS min_salary <text:s/>FROM WORKS <text:s/>WHERE company_name = 'oracle';</text:p>
      <text:p text:style-name="Standard">+------------+------------+</text:p>
      <text:p text:style-name="Standard">| max_salary | min_salary |</text:p>
      <text:p text:style-name="Standard">+------------+------------+</text:p>
      <text:p text:style-name="Standard">| <text:s text:c="4"/>100000 | <text:s text:c="5"/>70000 |</text:p>
      <text:p text:style-name="Standard">+------------+------------+</text:p>
      <text:p text:style-name="Standard">1 row in set (0.00 sec)</text:p>
      <text:p text:style-name="Standard"/>
      <text:p text:style-name="Standard">mysql&gt; SELECT AVG (salary) AS average_salary</text:p>
      <text:p text:style-name="Standard"><text:s text:c="4"/>-&gt; FROM WORKS </text:p>
      <text:p text:style-name="Standard"><text:s text:c="4"/>-&gt; WHERE company_name= 'oracle';</text:p>
      <text:p text:style-name="Standard">+----------------+</text:p>
      <text:p text:style-name="Standard">| average_salary |</text:p>
      <text:p text:style-name="Standard">+----------------+</text:p>
      <text:p text:style-name="Standard">| <text:s text:c="4"/>86666.6667 |</text:p>
      <text:p text:style-name="Standard">+----------------+</text:p>
      <text:p text:style-name="Standard">1 row in set (0.00 sec)</text:p>
      <text:p text:style-name="Standard"/>
      <text:p text:style-name="Standard">mysql&gt; SELECT email_id </text:p>
      <text:p text:style-name="Standard"><text:s text:c="4"/>-&gt; FROM WORKS </text:p>
      <text:p text:style-name="Standard"><text:s text:c="4"/>-&gt; WHERE company_name = 'Amazon'</text:p>
      <text:p text:style-name="Standard"><text:s text:c="4"/>-&gt; UNION </text:p>
      <text:p text:style-name="Standard"><text:s text:c="4"/>-&gt; SELECT email_id</text:p>
      <text:p text:style-name="Standard"><text:s text:c="4"/>-&gt; FROM WORKS</text:p>
      <text:p text:style-name="Standard"><text:soft-page-break/><text:s text:c="4"/>-&gt; WHERE company_name = 'oracle';</text:p>
      <text:p text:style-name="Standard">+------------------+</text:p>
      <text:p text:style-name="Standard">| email_id <text:s text:c="8"/>|</text:p>
      <text:p text:style-name="Standard">+------------------+</text:p>
      <text:p text:style-name="Standard">| harry@gmail.com <text:s/>|</text:p>
      <text:p text:style-name="Standard">| tanmay@gmail.com |</text:p>
      <text:p text:style-name="Standard">| rishi@gmail.com <text:s/>|</text:p>
      <text:p text:style-name="Standard">| shruti@gmail.com |</text:p>
      <text:p text:style-name="Standard">| tanvi@gmail.com <text:s/>|</text:p>
      <text:p text:style-name="Standard">+------------------+</text:p>
      <text:p text:style-name="Standard">5 rows in set (0.00 sec)</text:p>
      <text:p text:style-name="Standard"/>
      <text:p text:style-name="Standard">mysql&gt; SELECT * </text:p>
      <text:p text:style-name="Standard"><text:s text:c="4"/>-&gt; FROM EMPLOYEE</text:p>
      <text:p text:style-name="Standard"><text:s text:c="4"/>-&gt; WHERE role = 'Manager';</text:p>
      <text:p text:style-name="Standard">ERROR 1054 (42S22): Unknown column 'role' in 'where clause'</text:p>
      <text:p text:style-name="Standard">mysql&gt; INSERT INTO MANAGES (email_id , dept_name)</text:p>
      <text:p text:style-name="Standard"><text:s text:c="4"/>-&gt; VALUES ('tanvi@gmail.com', 'Manager'),('shruti@gmail.com','Manager');</text:p>
      <text:p text:style-name="Standard">ERROR 1062 (23000): Duplicate entry 'Manager' for key 'PRIMARY'</text:p>
      <text:p text:style-name="Standard">mysql&gt; SHOW CREATE TABLE MANAGES ;</text:p>
      <text:p text:style-name="Standard">+---------+------------------------------------------------------------------------------------------------------------------------------------------------------------------------+</text:p>
      <text:p text:style-name="Standard">| Table <text:s text:c="2"/>| Create Table <text:s text:c="154"/>|</text:p>
      <text:p text:style-name="Standard">+---------+------------------------------------------------------------------------------------------------------------------------------------------------------------------------+</text:p>
      <text:p text:style-name="Standard">| MANAGES | CREATE TABLE `MANAGES` (</text:p>
      <text:p text:style-name="Standard"><text:s text:c="2"/>`email_id` varchar(20) DEFAULT NULL,</text:p>
      <text:p text:style-name="Standard"><text:s text:c="2"/>`dept_name` varchar(20) NOT NULL,</text:p>
      <text:p text:style-name="Standard"><text:s text:c="2"/>PRIMARY KEY (`dept_name`)</text:p>
      <text:p text:style-name="Standard">) ENGINE=InnoDB DEFAULT CHARSET=latin1 |</text:p>
      <text:p text:style-name="Standard">+---------+------------------------------------------------------------------------------------------------------------------------------------------------------------------------+</text:p>
      <text:p text:style-name="Standard">1 row in set (0.00 sec)</text:p>
      <text:p text:style-name="Standard"/>
      <text:p text:style-name="Standard">mysql&gt; INSERT INTO MANAGES (email_id , dept_name) VALUES ('tanvi@gmail.com', 'HR Manager'),('shruti@gmail.com','Manager');</text:p>
      <text:p text:style-name="Standard">Query OK, 2 rows affected (0.04 sec)</text:p>
      <text:p text:style-name="Standard">Records: 2 <text:s/>Duplicates: 0 <text:s/>Warnings: 0</text:p>
      <text:p text:style-name="Standard"/>
      <text:p text:style-name="Standard">mysql&gt; SELECT * FROM COMPANY ORDER BY company_name ASC, city DESC;</text:p>
      <text:p text:style-name="Standard">+--------------+---------+</text:p>
      <text:p text:style-name="Standard">| company_name | city <text:s text:c="3"/>|</text:p>
      <text:p text:style-name="Standard">+--------------+---------+</text:p>
      <text:p text:style-name="Standard">| Amazon <text:s text:c="6"/>| chicago |</text:p>
      <text:p text:style-name="Standard">| oracle <text:s text:c="6"/>| pune <text:s text:c="3"/>|</text:p>
      <text:p text:style-name="Standard">| oracle <text:s text:c="6"/>| noida <text:s text:c="2"/>|</text:p>
      <text:p text:style-name="Standard">| oracle <text:s text:c="6"/>| mumbai <text:s/>|</text:p>
      <text:p text:style-name="Standard">| ZS <text:s text:c="10"/>| mumbai <text:s/>|</text:p>
      <text:p text:style-name="Standard"><text:soft-page-break/>+--------------+---------+</text:p>
      <text:p text:style-name="Standard">5 rows in set (0.00 sec)</text:p>
      <text:p text:style-name="Standard"/>
      <text:p text:style-name="Standard">mysql&gt; SELECT e.* </text:p>
      <text:p text:style-name="Standard"><text:s text:c="4"/>-&gt; FROM MANAGES m </text:p>
      <text:p text:style-name="Standard"><text:s text:c="4"/>-&gt; INNER JOIN manages n ON e.email_id =m.manger_id;</text:p>
      <text:p text:style-name="Standard">ERROR 1146 (42S02): Table 'student_tb.manages' doesn't exist</text:p>
      <text:p text:style-name="Standard">mysql&gt; SELECT * FROM MANAGES WHERE dept_name = 'Manager';</text:p>
      <text:p text:style-name="Standard">+------------------+-----------+</text:p>
      <text:p text:style-name="Standard">| email_id <text:s text:c="8"/>| dept_name |</text:p>
      <text:p text:style-name="Standard">+------------------+-----------+</text:p>
      <text:p text:style-name="Standard">| shruti@gmail.com | Manager <text:s text:c="2"/>|</text:p>
      <text:p text:style-name="Standard">+------------------+-----------+</text:p>
      <text:p text:style-name="Standard">1 row in set (0.00 sec)</text:p>
      <text:p text:style-name="Standard"/>
      <text:p text:style-name="Standard">mysql&gt; SELECT * FROM EMPLOYEE</text:p>
      <text:p text:style-name="Standard"><text:s text:c="4"/>-&gt; WHERE email_id NOT IN (</text:p>
      <text:p text:style-name="Standard"><text:s text:c="4"/>-&gt; SELECT email_id FROM WORKS);</text:p>
      <text:p text:style-name="Standard">+--------+--------+----------+------------------+</text:p>
      <text:p text:style-name="Standard">| name <text:s text:c="2"/>| street | city <text:s text:c="4"/>| email_id <text:s text:c="8"/>|</text:p>
      <text:p text:style-name="Standard">+--------+--------+----------+------------------+</text:p>
      <text:p text:style-name="Standard">| ram <text:s text:c="3"/>| mg <text:s text:c="4"/>| pune <text:s text:c="4"/>| ram@gmail.com <text:s text:c="3"/>|</text:p>
      <text:p text:style-name="Standard">| ramesh | bakshi | jamnagar | ramesh@gmail.com |</text:p>
      <text:p text:style-name="Standard">| somil <text:s/>| break <text:s/>| mumbai <text:s text:c="2"/>| somil@gmail.com <text:s/>|</text:p>
      <text:p text:style-name="Standard">| sunita | tano <text:s text:c="2"/>| jaipur <text:s text:c="2"/>| sunita@gmail.com |</text:p>
      <text:p text:style-name="Standard">+--------+--------+----------+------------------+</text:p>
      <text:p text:style-name="Standard">4 rows in set (0.00 sec)</text:p>
      <text:p text:style-name="Standard"/>
      <text:p text:style-name="Standard">mysql&gt; SELECT * FROM EMPLOYEE WHERE email_id <text:s/>IN ( SELECT email_id FROM WORKS); +--------+---------+---------+------------------+</text:p>
      <text:p text:style-name="Standard">| name <text:s text:c="2"/>| street <text:s/>| city <text:s text:c="3"/>| email_id <text:s text:c="8"/>|</text:p>
      <text:p text:style-name="Standard">+--------+---------+---------+------------------+</text:p>
      <text:p text:style-name="Standard">| harry <text:s/>| vc <text:s text:c="5"/>| chicago | harry@gmail.com <text:s/>|</text:p>
      <text:p text:style-name="Standard">| NULL <text:s text:c="2"/>| oldtown | ottawa <text:s/>| john@gmail.com <text:s text:c="2"/>|</text:p>
      <text:p text:style-name="Standard">| rishi <text:s/>| fc <text:s text:c="5"/>| pune <text:s text:c="3"/>| rishi@gmail.com <text:s/>|</text:p>
      <text:p text:style-name="Standard">| tanmay | won <text:s text:c="4"/>| mumbai <text:s/>| tanmay@gmail.com |</text:p>
      <text:p text:style-name="Standard">+--------+---------+---------+------------------+</text:p>
      <text:p text:style-name="Standard">4 rows in set (0.00 sec)</text:p>
      <text:p text:style-name="Standard"/>
      <text:p text:style-name="Standard">mysql&gt; SELECT SUM ( salary ) AS total_salary_spent </text:p>
      <text:p text:style-name="Standard"><text:s text:c="4"/>-&gt; FROM WORKS </text:p>
      <text:p text:style-name="Standard"><text:s text:c="4"/>-&gt; WHERE company_name ='oracle';</text:p>
      <text:p text:style-name="Standard">ERROR 1630 (42000): FUNCTION student_tb.SUM does not exist. Check the 'Function Name Parsing and Resolution' section in the Reference Manual</text:p>
      <text:p text:style-name="Standard">mysql&gt; SELECT SUM ( salary ) <text:s/>FROM student_tb.WORKS <text:s/>WHERE company_name ='oracle';</text:p>
      <text:p text:style-name="Standard">ERROR 1630 (42000): FUNCTION student_tb.SUM does not exist. Check the 'Function Name Parsing and Resolution' section in the Reference Manual</text:p>
      <text:p text:style-name="Standard">mysql&gt; SELECT SUM ( salary ) AS total_salary_spent <text:s/>FROM student_tb.WORKS <text:s/>WHERE company_name ='oracle';</text:p>
      <text:p text:style-name="Standard">ERROR 1630 (42000): FUNCTION student_tb.SUM does not exist. Check the 'Function Name Parsing and Resolution' section in the Reference Manual</text:p>
      <text:p text:style-name="Standard">mysql&gt; SELECT SUM(salary) AS total_salary_spent</text:p>
      <text:p text:style-name="Standard"><text:soft-page-break/><text:s text:c="4"/>-&gt; FROM works</text:p>
      <text:p text:style-name="Standard"><text:s text:c="4"/>-&gt; WHERE company_name = 'AMAZON';</text:p>
      <text:p text:style-name="Standard">ERROR 1146 (42S02): Table 'student_tb.works' doesn't exist</text:p>
      <text:p text:style-name="Standard">mysql&gt; SELECT DATABASE();</text:p>
      <text:p text:style-name="Standard">+------------+</text:p>
      <text:p text:style-name="Standard">| DATABASE() |</text:p>
      <text:p text:style-name="Standard">+------------+</text:p>
      <text:p text:style-name="Standard">| student_tb |</text:p>
      <text:p text:style-name="Standard">+------------+</text:p>
      <text:p text:style-name="Standard">1 row in set (0.00 sec)</text:p>
      <text:p text:style-name="Standard"/>
      <text:p text:style-name="Standard">mysql&gt; SHOW TABLES;</text:p>
      <text:p text:style-name="Standard">+-----------------------+</text:p>
      <text:p text:style-name="Standard">| Tables_in_student_tb <text:s/>|</text:p>
      <text:p text:style-name="Standard">+-----------------------+</text:p>
      <text:p text:style-name="Standard">| BRANCH <text:s text:c="15"/>|</text:p>
      <text:p text:style-name="Standard">| COMPANY <text:s text:c="14"/>|</text:p>
      <text:p text:style-name="Standard">| EMPLOYEE <text:s text:c="13"/>|</text:p>
      <text:p text:style-name="Standard">| MANAGES <text:s text:c="14"/>|</text:p>
      <text:p text:style-name="Standard">| ORACLE <text:s text:c="15"/>|</text:p>
      <text:p text:style-name="Standard">| ORACLE_HIGH_SALARY <text:s text:c="3"/>|</text:p>
      <text:p text:style-name="Standard">| SALARY_employees <text:s text:c="5"/>|</text:p>
      <text:p text:style-name="Standard">| WORKS <text:s text:c="16"/>|</text:p>
      <text:p text:style-name="Standard">| ZS_EMPLOYEES <text:s text:c="9"/>|</text:p>
      <text:p text:style-name="Standard">| high_employees <text:s text:c="7"/>|</text:p>
      <text:p text:style-name="Standard">| high_salary_employees |</text:p>
      <text:p text:style-name="Standard">| s <text:s text:c="20"/>|</text:p>
      <text:p text:style-name="Standard">| sequence <text:s text:c="13"/>|</text:p>
      <text:p text:style-name="Standard">| stud <text:s text:c="17"/>|</text:p>
      <text:p text:style-name="Standard">+-----------------------+</text:p>
      <text:p text:style-name="Standard">14 rows in set (0.00 sec)</text:p>
      <text:p text:style-name="Standard"/>
      <text:p text:style-name="Standard">mysql&gt; USE TABLE WORKS;</text:p>
      <text:p text:style-name="Standard">ERROR 1049 (42000): Unknown database 'TABLE'</text:p>
      <text:p text:style-name="Standard">mysql&gt; SELECT SUM(salary) AS TOTAL_SPENT</text:p>
      <text:p text:style-name="Standard"><text:s text:c="4"/>-&gt; FROM WORKS </text:p>
      <text:p text:style-name="Standard"><text:s text:c="4"/>-&gt; WHERE company_name = 'Amazon';</text:p>
      <text:p text:style-name="Standard">+-------------+</text:p>
      <text:p text:style-name="Standard">| TOTAL_SPENT |</text:p>
      <text:p text:style-name="Standard">+-------------+</text:p>
      <text:p text:style-name="Standard">| <text:s text:c="6"/>20000 |</text:p>
      <text:p text:style-name="Standard">+-------------+</text:p>
      <text:p text:style-name="Standard">1 row in set (0.00 sec)</text:p>
      <text:p text:style-name="Standard"/>
      <text:p text:style-name="Standard">mysql&gt; SELECT COUNT(*) AS total_employee_oracle FROM WORKS <text:s/>WHERE company_name ='oracle';</text:p>
      <text:p text:style-name="Standard">+-----------------------+</text:p>
      <text:p text:style-name="Standard">| total_employee_oracle |</text:p>
      <text:p text:style-name="Standard">+-----------------------+</text:p>
      <text:p text:style-name="Standard">| <text:s text:c="20"/>3 |</text:p>
      <text:p text:style-name="Standard">+-----------------------+</text:p>
      <text:p text:style-name="Standard">1 row in set (0.00 sec)</text:p>
      <text:p text:style-name="Standard"><text:soft-page-break/></text:p>
      <text:p text:style-name="Standard">mysql&gt; SELECT COUNT(*) AS total_employee_ZS FROM WORKS <text:s/>WHERE company_name ='ZS';</text:p>
      <text:p text:style-name="Standard">+-------------------+</text:p>
      <text:p text:style-name="Standard">| total_employee_ZS |</text:p>
      <text:p text:style-name="Standard">+-------------------+</text:p>
      <text:p text:style-name="Standard">| <text:s text:c="16"/>1 |</text:p>
      <text:p text:style-name="Standard">+-------------------+</text:p>
      <text:p text:style-name="Standard">1 row in set (0.00 sec)</text:p>
      <text:p text:style-name="Standard"/>
      <text:p text:style-name="Standard">mysql&gt; SELECT * FROM WORKS WHERE salary &gt; (SELECT AVG(salary) FROM WORKS WHERE company_name= 'oracle');</text:p>
      <text:p text:style-name="Standard">+--------------+--------+-----------------+</text:p>
      <text:p text:style-name="Standard">| company_name | salary | email_id <text:s text:c="7"/>|</text:p>
      <text:p text:style-name="Standard">+--------------+--------+-----------------+</text:p>
      <text:p text:style-name="Standard">| oracle <text:s text:c="6"/>| 100000 | rishi@gmail.com |</text:p>
      <text:p text:style-name="Standard">| oracle <text:s text:c="6"/>| <text:s/>90000 | tanvi@gmail.com |</text:p>
      <text:p text:style-name="Standard">+--------------+--------+-----------------+</text:p>
      <text:p text:style-name="Standard">2 rows in set (0.01 sec)</text:p>
      <text:p text:style-name="Standard"/>
      <text:p text:style-name="Standard">mysql&gt; SELECT * FROM EMPLOYEE NATURAL JOIN MANAGES ;</text:p>
      <text:p text:style-name="Standard">+-----------------+-------+--------+--------+-------------------+</text:p>
      <text:p text:style-name="Standard">| email_id <text:s text:c="7"/>| name <text:s/>| street | city <text:s text:c="2"/>| dept_name <text:s text:c="8"/>|</text:p>
      <text:p text:style-name="Standard">+-----------------+-------+--------+--------+-------------------+</text:p>
      <text:p text:style-name="Standard">| rishi@gmail.com | rishi | fc <text:s text:c="4"/>| pune <text:s text:c="2"/>| data architect <text:s text:c="3"/>|</text:p>
      <text:p text:style-name="Standard">| somil@gmail.com | somil | break <text:s/>| mumbai | financial analyst |</text:p>
      <text:p text:style-name="Standard">+-----------------+-------+--------+--------+-------------------+</text:p>
      <text:p text:style-name="Standard">2 rows in set (0.00 sec)</text:p>
      <text:p text:style-name="Standard"/>
      <text:p text:style-name="Standard">mysql&gt; SELECT DISTINCT e.name </text:p>
      <text:p text:style-name="Standard"><text:s text:c="4"/>-&gt; FROM EMPOYEE e</text:p>
      <text:p text:style-name="Standard"><text:s text:c="4"/>-&gt; JOIN manages m ON e.email_id = m.email_id</text:p>
      <text:p text:style-name="Standard"><text:s text:c="4"/>-&gt; JOIN COMPANY c ON m.company_name = c.company_name</text:p>
      <text:p text:style-name="Standard"><text:s text:c="4"/>-&gt; WHERE c.city = 'Mumbai';</text:p>
      <text:p text:style-name="Standard">ERROR 1146 (42S02): Table 'student_tb.EMPOYEE' doesn't exist</text:p>
      <text:p text:style-name="Standard">mysql&gt; SELECT DISTINCT e.name <text:s/>FROM EMPLOYEE e JOIN MANAGES <text:s/>m ON e.email_id = m.email_id JOIN COMPANY c ON m.company_name = c.company_name WHERE c.city = 'Mumbai';</text:p>
      <text:p text:style-name="Standard">ERROR 1054 (42S22): Unknown column 'm.company_name' in 'on clause'</text:p>
      <text:p text:style-name="Standard">mysql&gt; DESCRIBE MANAGES </text:p>
      <text:p text:style-name="Standard"><text:s text:c="4"/>-&gt; 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email_id <text:s/>| varchar(20) | YES <text:s/>| <text:s text:c="4"/>| NULL <text:s text:c="3"/>| <text:s text:c="6"/>|</text:p>
      <text:p text:style-name="Standard">| dept_name | varchar(20) | NO <text:s text:c="2"/>| PRI | NULL <text:s text:c="3"/>| <text:s text:c="6"/>|</text:p>
      <text:p text:style-name="Standard">+-----------+-------------+------+-----+---------+-------+</text:p>
      <text:p text:style-name="Standard">2 rows in set (0.00 sec)</text:p>
      <text:p text:style-name="Standard"/>
      <text:p text:style-name="Standard">mysql&gt; SELECT DISTINCT e.employee_name</text:p>
      <text:p text:style-name="Standard"><text:s text:c="4"/>-&gt; FROM employees e</text:p>
      <text:p text:style-name="Standard"><text:s text:c="4"/>-&gt; JOIN manages m ON e.email_id = m.email_id</text:p>
      <text:p text:style-name="Standard"><text:soft-page-break/><text:s text:c="4"/>-&gt; JOIN departments d ON m.dept_name = d.dept_name</text:p>
      <text:p text:style-name="Standard"><text:s text:c="4"/>-&gt; WHERE d.city = 'Mumbai';</text:p>
      <text:p text:style-name="Standard">ERROR 1146 (42S02): Table 'student_tb.employees' doesn't exist</text:p>
      <text:p text:style-name="Standard">mysql&gt; SELECT DISTINCT e.employee_name FROM employees e JOIN manages m ON e.email_id = m.email_id JOIN departments d ON m.dept_name = d.dept_name WHERE d.city = 'Mumbai';</text:p>
      <text:p text:style-name="Standard">ERROR 1146 (42S02): Table 'student_tb.employees' doesn't exist</text:p>
      <text:p text:style-name="Standard">mysql&gt; SELECT DISTINCT e.name</text:p>
      <text:p text:style-name="Standard"><text:s text:c="4"/>-&gt; FROM employees e</text:p>
      <text:p text:style-name="Standard"><text:s text:c="4"/>-&gt; JOIN manages m ON e.email_id = m.email_id</text:p>
      <text:p text:style-name="Standard"><text:s text:c="4"/>-&gt; JOIN works w ON e.email_id = w.email_id</text:p>
      <text:p text:style-name="Standard"><text:s text:c="4"/>-&gt; JOIN company c ON w.company_name = c.company_name</text:p>
      <text:p text:style-name="Standard"><text:s text:c="4"/>-&gt; WHERE c.city = 'mumbai';</text:p>
      <text:p text:style-name="Standard">ERROR 1146 (42S02): Table 'student_tb.employees' doesn't exist</text:p>
      <text:p text:style-name="Standard">mysql&gt; SELECT DISTINCT e.name FROM EMPLOYEE e JOIN MANAGES m ON e.email_id = m.email_id JOIN WORKS w ON e.email_id = w.email_id JOIN COMPANY <text:s/>c ON w.company_name = c.company_name WHERE c.city = 'mumbai';</text:p>
      <text:p text:style-name="Standard">+-------+</text:p>
      <text:p text:style-name="Standard">| name <text:s/>|</text:p>
      <text:p text:style-name="Standard">+-------+</text:p>
      <text:p text:style-name="Standard">| rishi |</text:p>
      <text:p text:style-name="Standard">+-------+</text:p>
      <text:p text:style-name="Standard">1 row in set (0.00 sec)</text:p>
      <text:p text:style-name="Standard"/>
      <text:p text:style-name="Standard">mysql&gt; SELECT e.*</text:p>
      <text:p text:style-name="Standard"><text:s text:c="4"/>-&gt; FROM employees e</text:p>
      <text:p text:style-name="Standard"><text:s text:c="4"/>-&gt; JOIN works w ON e.email_id = w.email_id</text:p>
      <text:p text:style-name="Standard"><text:s text:c="4"/>-&gt; WHERE w.company_name IN ('ABC Corp', 'Amazon')</text:p>
      <text:p text:style-name="Standard"><text:s text:c="4"/>-&gt; GROUP BY e.email_id</text:p>
      <text:p text:style-name="Standard"><text:s text:c="4"/>-&gt; HAVING COUNT(DISTINCT w.company_name) = 2;</text:p>
      <text:p text:style-name="Standard">ERROR 1146 (42S02): Table 'student_tb.employees' doesn't exist</text:p>
      <text:p text:style-name="Standard">mysql&gt; SELECT e.* FROM EMPLOYEE e JOIN WORKS w ON e.email_id = w.email_id WHERE w.company_name IN ('oracle', 'Amazon') GROUP BY e.email_id HAVING COUNT(DISTINCT w.company_name) = 2;</text:p>
      <text:p text:style-name="Standard">Empty set (0.00 sec)</text:p>
      <text:p text:style-name="Standard"/>
      <text:p text:style-name="Standard">mysql&gt; SELECT e.name</text:p>
      <text:p text:style-name="Standard"><text:s text:c="4"/>-&gt; FROM employees e</text:p>
      <text:p text:style-name="Standard"><text:s text:c="4"/>-&gt; JOIN works w ON e.email_id = w.email_id</text:p>
      <text:p text:style-name="Standard"><text:s text:c="4"/>-&gt; WHERE w.company_name = 'ABC Corp';</text:p>
      <text:p text:style-name="Standard">ERROR 1146 (42S02): Table 'student_tb.employees' doesn't exist</text:p>
      <text:p text:style-name="Standard">mysql&gt; SELECT e.name FROM EMPLOYEE e JOIN WORKS w ON e.email_id = w.email_id WHERE w.company_name = 'oracle';</text:p>
      <text:p text:style-name="Standard">+-------+</text:p>
      <text:p text:style-name="Standard">| name <text:s/>|</text:p>
      <text:p text:style-name="Standard">+-------+</text:p>
      <text:p text:style-name="Standard">| rishi |</text:p>
      <text:p text:style-name="Standard">+-------+</text:p>
      <text:p text:style-name="Standard">1 row in set (0.00 sec)</text:p>
      <text:p text:style-name="Standard"/>
      <text:p text:style-name="Standard">mysql&gt; SELECT e.name FROM EMPLOYEE e JOIN WORKS w ON e.email_id = w.email_id WHERE w.company_name = 'Amazon';</text:p>
      <text:p text:style-name="Standard"><text:soft-page-break/>+--------+</text:p>
      <text:p text:style-name="Standard">| name <text:s text:c="2"/>|</text:p>
      <text:p text:style-name="Standard">+--------+</text:p>
      <text:p text:style-name="Standard">| harry <text:s/>|</text:p>
      <text:p text:style-name="Standard">| tanmay |</text:p>
      <text:p text:style-name="Standard">+--------+</text:p>
      <text:p text:style-name="Standard">2 rows in set (0.00 sec)</text:p>
      <text:p text:style-name="Standard"/>
      <text:p text:style-name="Standard">mysql&gt; SELECT DISTINCT m.email_id AS manager_email, d.dept_name</text:p>
      <text:p text:style-name="Standard"><text:s text:c="4"/>-&gt; FROM manages m</text:p>
      <text:p text:style-name="Standard"><text:s text:c="4"/>-&gt; CROSS JOIN (SELECT DISTINCT dept_name FROM manages) d;</text:p>
      <text:p text:style-name="Standard">ERROR 1146 (42S02): Table 'student_tb.manages' doesn't exist</text:p>
      <text:p text:style-name="Standard">mysql&gt; SELECT DISTINCT m.email_id AS manager_email, d.dept_name FROM MANAGES m CROSS </text:p>
      <text:p text:style-name="Standard">ERROR 1146 (42S02): Table 'student_tb.manages' doesn't exist</text:p>
      <text:p text:style-name="Standard">mysql&gt; SELECT DISTINCT m.email_id AS manager_email, d.dept_name FROM MANAGES m CROSS JOIN (SELECT DISTINCT dept_name FROM manages) d;</text:p>
      <text:p text:style-name="Standard">ERROR 1146 (42S02): Table 'student_tb.manages' doesn't exist</text:p>
      <text:p text:style-name="Standard">mysql&gt; SELECT e.name , c.city </text:p>
      <text:p text:style-name="Standard"><text:s text:c="4"/>-&gt; FROM EMPLOYEE e</text:p>
      <text:p text:style-name="Standard"><text:s text:c="4"/>-&gt; JOIN MANAGES m ON e.email_id = m.email_id </text:p>
      <text:p text:style-name="Standard"><text:s text:c="4"/>-&gt; CROSS JOIN ( SELECT DISTINCT dept_name FROM MANAGES ) m;</text:p>
      <text:p text:style-name="Standard">ERROR 1054 (42S22): Unknown column 'c.city' in 'field list'</text:p>
      <text:p text:style-name="Standard">mysql&gt; SELECT e.name , c.dept_name <text:s/>FROM EMPLOYEE e JOIN MANAGES m ON e.email_id = m.email_id <text:s/>CROSS JOIN ( SELECT DISTINCT dept_name FROM MANAGES ) m;</text:p>
      <text:p text:style-name="Standard">ERROR 1054 (42S22): Unknown column 'c.dept_name' in 'field list'</text:p>
      <text:p text:style-name="Standard">mysql&gt; SELECT e.name , m.dept_name <text:s/>FROM EMPLOYEE e JOIN MANAGES m ON e.email_id = m.email_id <text:s/>CROSS JOIN ( SELECT DISTINCT dept_name FROM MANAGES ) m;</text:p>
      <text:p text:style-name="Standard">ERROR 1052 (23000): Column 'm.dept_name' in field list is ambiguous</text:p>
      <text:p text:style-name="Standard">mysql&gt; SELECT DISTINCT m.email_id AS manager_email, d.dept_name</text:p>
      <text:p text:style-name="Standard"><text:s text:c="4"/>-&gt; FROM manages m</text:p>
      <text:p text:style-name="Standard"><text:s text:c="4"/>-&gt; CROSS JOIN (</text:p>
      <text:p text:style-name="Standard"><text:s text:c="4"/>-&gt; <text:s text:c="4"/>SELECT DISTINCT dept_name FROM manages</text:p>
      <text:p text:style-name="Standard"><text:s text:c="4"/>-&gt; ) d;</text:p>
      <text:p text:style-name="Standard">ERROR 1146 (42S02): Table 'student_tb.manages' doesn't exist</text:p>
      <text:p text:style-name="Standard">mysql&gt; SELECT DISTINCT m.email_id AS manager_email, d.dept_name FROM MANAGES m CROSS JOIN ( <text:s text:c="4"/>SELECT DISTINCT dept_name FROM MANAGES ) d;</text:p>
      <text:p text:style-name="Standard">+------------------+-------------------+</text:p>
      <text:p text:style-name="Standard">| manager_email <text:s text:c="3"/>| dept_name <text:s text:c="8"/>|</text:p>
      <text:p text:style-name="Standard">+------------------+-------------------+</text:p>
      <text:p text:style-name="Standard">| sunita@gmai.com <text:s/>| data analyst <text:s text:c="5"/>|</text:p>
      <text:p text:style-name="Standard">| rishi@gmail.com <text:s/>| data analyst <text:s text:c="5"/>|</text:p>
      <text:p text:style-name="Standard">| somil@gmail.com <text:s/>| data analyst <text:s text:c="5"/>|</text:p>
      <text:p text:style-name="Standard">| tanvi@gmail.com <text:s/>| data analyst <text:s text:c="5"/>|</text:p>
      <text:p text:style-name="Standard">| shruti@gmail.com | data analyst <text:s text:c="5"/>|</text:p>
      <text:p text:style-name="Standard">| sunita@gmai.com <text:s/>| data architect <text:s text:c="3"/>|</text:p>
      <text:p text:style-name="Standard">| rishi@gmail.com <text:s/>| data architect <text:s text:c="3"/>|</text:p>
      <text:p text:style-name="Standard">| somil@gmail.com <text:s/>| data architect <text:s text:c="3"/>|</text:p>
      <text:p text:style-name="Standard">| tanvi@gmail.com <text:s/>| data architect <text:s text:c="3"/>|</text:p>
      <text:p text:style-name="Standard">| shruti@gmail.com | data architect <text:s text:c="3"/>|</text:p>
      <text:p text:style-name="Standard">| sunita@gmai.com <text:s/>| financial analyst |</text:p>
      <text:p text:style-name="Standard">| rishi@gmail.com <text:s/>| financial analyst |</text:p>
      <text:p text:style-name="Standard"><text:soft-page-break/>| somil@gmail.com <text:s/>| financial analyst |</text:p>
      <text:p text:style-name="Standard">| tanvi@gmail.com <text:s/>| financial analyst |</text:p>
      <text:p text:style-name="Standard">| shruti@gmail.com | financial analyst |</text:p>
      <text:p text:style-name="Standard">| sunita@gmai.com <text:s/>| HR Manager <text:s text:c="7"/>|</text:p>
      <text:p text:style-name="Standard">| rishi@gmail.com <text:s/>| HR Manager <text:s text:c="7"/>|</text:p>
      <text:p text:style-name="Standard">| somil@gmail.com <text:s/>| HR Manager <text:s text:c="7"/>|</text:p>
      <text:p text:style-name="Standard">| tanvi@gmail.com <text:s/>| HR Manager <text:s text:c="7"/>|</text:p>
      <text:p text:style-name="Standard">| shruti@gmail.com | HR Manager <text:s text:c="7"/>|</text:p>
      <text:p text:style-name="Standard">| sunita@gmai.com <text:s/>| Manager <text:s text:c="10"/>|</text:p>
      <text:p text:style-name="Standard">| rishi@gmail.com <text:s/>| Manager <text:s text:c="10"/>|</text:p>
      <text:p text:style-name="Standard">| somil@gmail.com <text:s/>| Manager <text:s text:c="10"/>|</text:p>
      <text:p text:style-name="Standard">| tanvi@gmail.com <text:s/>| Manager <text:s text:c="10"/>|</text:p>
      <text:p text:style-name="Standard">| shruti@gmail.com | Manager <text:s text:c="10"/>|</text:p>
      <text:p text:style-name="Standard">+------------------+-------------------+</text:p>
      <text:p text:style-name="Standard">25 rows in set (0.00 sec)</text:p>
      <text:p text:style-name="Standard"/>
      <text:p text:style-name="Standard">mysql&gt; SELECT e.*</text:p>
      <text:p text:style-name="Standard"><text:s text:c="4"/>-&gt; FROM employees e</text:p>
      <text:p text:style-name="Standard"><text:s text:c="4"/>-&gt; LEFT JOIN manages m ON e.email_id = m.email_id</text:p>
      <text:p text:style-name="Standard"><text:s text:c="4"/>-&gt; WHERE m.email_id IS NULL;</text:p>
      <text:p text:style-name="Standard">ERROR 1146 (42S02): Table 'student_tb.employees' doesn't exist</text:p>
      <text:p text:style-name="Standard">mysql&gt; SELECT e.* FROM EMPLOYEE e LEFT JOIN MANAGES m ON e.email_id = m.email_id WHERE m.email_id IS NULL;</text:p>
      <text:p text:style-name="Standard">+--------+---------+----------+------------------+</text:p>
      <text:p text:style-name="Standard">| name <text:s text:c="2"/>| street <text:s/>| city <text:s text:c="4"/>| email_id <text:s text:c="8"/>|</text:p>
      <text:p text:style-name="Standard">+--------+---------+----------+------------------+</text:p>
      <text:p text:style-name="Standard">| harry <text:s/>| vc <text:s text:c="5"/>| chicago <text:s/>| harry@gmail.com <text:s/>|</text:p>
      <text:p text:style-name="Standard">| NULL <text:s text:c="2"/>| oldtown | ottawa <text:s text:c="2"/>| john@gmail.com <text:s text:c="2"/>|</text:p>
      <text:p text:style-name="Standard">| ram <text:s text:c="3"/>| mg <text:s text:c="5"/>| pune <text:s text:c="4"/>| ram@gmail.com <text:s text:c="3"/>|</text:p>
      <text:p text:style-name="Standard">| ramesh | bakshi <text:s/>| jamnagar | ramesh@gmail.com |</text:p>
      <text:p text:style-name="Standard">| sunita | tano <text:s text:c="3"/>| jaipur <text:s text:c="2"/>| sunita@gmail.com |</text:p>
      <text:p text:style-name="Standard">| tanmay | won <text:s text:c="4"/>| mumbai <text:s text:c="2"/>| tanmay@gmail.com |</text:p>
      <text:p text:style-name="Standard">+--------+---------+----------+------------------+</text:p>
      <text:p text:style-name="Standard">6 rows in set (0.00 sec)</text:p>
      <text:p text:style-name="Standard"/>
      <text:p text:style-name="Standard">mysql&gt; SELECT e.*, c.*</text:p>
      <text:p text:style-name="Standard"><text:s text:c="4"/>-&gt; FROM company c</text:p>
      <text:p text:style-name="Standard"><text:s text:c="4"/>-&gt; LEFT JOIN works w ON c.company_name = w.company_name</text:p>
      <text:p text:style-name="Standard"><text:s text:c="4"/>-&gt; LEFT JOIN employees e ON w.email_id = e.email_id;</text:p>
      <text:p text:style-name="Standard">ERROR 1146 (42S02): Table 'student_tb.company' doesn't exist</text:p>
      <text:p text:style-name="Standard">mysql&gt; SELECT e.*, c.* FROM COMPANY <text:s/>c LEFT JOIN WORKS w ON c.company_name = w.company_name LEFT JOIN EMPLOYEE e ON w.email_id = e.email_id;</text:p>
      <text:p text:style-name="Standard">+--------+---------+---------+------------------+--------------+---------+</text:p>
      <text:p text:style-name="Standard">| name <text:s text:c="2"/>| street <text:s/>| city <text:s text:c="3"/>| email_id <text:s text:c="8"/>| company_name | city <text:s text:c="3"/>|</text:p>
      <text:p text:style-name="Standard">+--------+---------+---------+------------------+--------------+---------+</text:p>
      <text:p text:style-name="Standard">| harry <text:s/>| vc <text:s text:c="5"/>| chicago | harry@gmail.com <text:s/>| Amazon <text:s text:c="6"/>| chicago |</text:p>
      <text:p text:style-name="Standard">| NULL <text:s text:c="2"/>| oldtown | ottawa <text:s/>| john@gmail.com <text:s text:c="2"/>| ZS <text:s text:c="10"/>| mumbai <text:s/>|</text:p>
      <text:p text:style-name="Standard">| rishi <text:s/>| fc <text:s text:c="5"/>| pune <text:s text:c="3"/>| rishi@gmail.com <text:s/>| oracle <text:s text:c="6"/>| mumbai <text:s/>|</text:p>
      <text:p text:style-name="Standard">| rishi <text:s/>| fc <text:s text:c="5"/>| pune <text:s text:c="3"/>| rishi@gmail.com <text:s/>| oracle <text:s text:c="6"/>| noida <text:s text:c="2"/>|</text:p>
      <text:p text:style-name="Standard">| rishi <text:s/>| fc <text:s text:c="5"/>| pune <text:s text:c="3"/>| rishi@gmail.com <text:s/>| oracle <text:s text:c="6"/>| pune <text:s text:c="3"/>|</text:p>
      <text:p text:style-name="Standard">| NULL <text:s text:c="2"/>| NULL <text:s text:c="3"/>| NULL <text:s text:c="3"/>| NULL <text:s text:c="12"/>| oracle <text:s text:c="6"/>| mumbai <text:s/>|</text:p>
      <text:p text:style-name="Standard">| NULL <text:s text:c="2"/>| NULL <text:s text:c="3"/>| NULL <text:s text:c="3"/>| NULL <text:s text:c="12"/>| oracle <text:s text:c="6"/>| noida <text:s text:c="2"/>|</text:p>
      <text:p text:style-name="Standard"><text:soft-page-break/>| NULL <text:s text:c="2"/>| NULL <text:s text:c="3"/>| NULL <text:s text:c="3"/>| NULL <text:s text:c="12"/>| oracle <text:s text:c="6"/>| pune <text:s text:c="3"/>|</text:p>
      <text:p text:style-name="Standard">| tanmay | won <text:s text:c="4"/>| mumbai <text:s/>| tanmay@gmail.com | Amazon <text:s text:c="6"/>| chicago |</text:p>
      <text:p text:style-name="Standard">| NULL <text:s text:c="2"/>| NULL <text:s text:c="3"/>| NULL <text:s text:c="3"/>| NULL <text:s text:c="12"/>| oracle <text:s text:c="6"/>| mumbai <text:s/>|</text:p>
      <text:p text:style-name="Standard">| NULL <text:s text:c="2"/>| NULL <text:s text:c="3"/>| NULL <text:s text:c="3"/>| NULL <text:s text:c="12"/>| oracle <text:s text:c="6"/>| noida <text:s text:c="2"/>|</text:p>
      <text:p text:style-name="Standard">| NULL <text:s text:c="2"/>| NULL <text:s text:c="3"/>| NULL <text:s text:c="3"/>| NULL <text:s text:c="12"/>| oracle <text:s text:c="6"/>| pune <text:s text:c="3"/>|</text:p>
      <text:p text:style-name="Standard">+--------+---------+---------+------------------+--------------+---------+</text:p>
      <text:p text:style-name="Standard">12 rows in set (0.00 sec)</text:p>
      <text:p text:style-name="Standard"/>
      <text:p text:style-name="Standard">mysql&gt; -- Employees working in companies in Delhi or Mumbai (LEFT JOIN)</text:p>
      <text:p text:style-name="Standard">mysql&gt; SELECT e.*, c.*</text:p>
      <text:p text:style-name="Standard"><text:s text:c="4"/>-&gt; FROM employees e</text:p>
      <text:p text:style-name="Standard"><text:s text:c="4"/>-&gt; JOIN works w ON e.email_id = w.email_id</text:p>
      <text:p text:style-name="Standard"><text:s text:c="4"/>-&gt; JOIN company c ON w.company_name = c.company_name</text:p>
      <text:p text:style-name="Standard"><text:s text:c="4"/>-&gt; WHERE c.city IN ('Delhi', 'Mumbai')</text:p>
      <text:p text:style-name="Standard"><text:s text:c="4"/>-&gt; </text:p>
      <text:p text:style-name="Standard"><text:s text:c="4"/>-&gt; UNION</text:p>
      <text:p text:style-name="Standard"><text:s text:c="4"/>-&gt; </text:p>
      <text:p text:style-name="Standard"><text:s text:c="4"/>-&gt; -- Companies in Delhi or Mumbai with no employees (RIGHT JOIN emulated by LEFT JOIN from company)</text:p>
      <text:p text:style-name="Standard"><text:s text:c="4"/>-&gt; SELECT e.*, c.*</text:p>
      <text:p text:style-name="Standard"><text:s text:c="4"/>-&gt; FROM company c</text:p>
      <text:p text:style-name="Standard"><text:s text:c="4"/>-&gt; LEFT JOIN works w ON c.company_name = w.company_name</text:p>
      <text:p text:style-name="Standard"><text:s text:c="4"/>-&gt; LEFT JOIN employees e ON w.email_id = e.email_id</text:p>
      <text:p text:style-name="Standard"><text:s text:c="4"/>-&gt; WHERE c.city IN ('Delhi', 'Mumbai') AND e.email_id IS NULL;</text:p>
      <text:p text:style-name="Standard">ERROR 1146 (42S02): Table 'student_tb.employees' doesn't exist</text:p>
      <text:p text:style-name="Standard">mysql&gt; SELECT e.*, c.* FROM employee e JOIN works w ON e.email_id = w.email_id JOIN company c ON w.company_name = c.company_name WHERE c.city IN ('Delhi', 'Mumbai') <text:s/>UNION <text:s text:c="2"/>SELECT e.*, c.* FROM company c LEFT JOIN works w ON c.company_name = w.company_name LEFT JOIN employees e ON w.email_id = e.email_id WHERE c.city IN ('Delhi', 'Mumbai') AND e.email_id IS NULL;</text:p>
      <text:p text:style-name="Standard">ERROR 1146 (42S02): Table 'student_tb.employee' doesn't exist</text:p>
      <text:p text:style-name="Standard">mysql&gt; tee rd</text:p>
      <text:p text:style-name="Standard">Logging to file 'rd'</text:p>
      <text:p text:style-name="Standard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5T12:54:57.944771193</meta:creation-date>
    <dc:date>2025-07-15T12:55:20.813136595</dc:date>
    <meta:editing-duration>PT23S</meta:editing-duration>
    <meta:editing-cycles>1</meta:editing-cycles>
    <meta:document-statistic meta:table-count="0" meta:image-count="0" meta:object-count="0" meta:page-count="13" meta:paragraph-count="562" meta:word-count="3604" meta:character-count="24578" meta:non-whitespace-character-count="19639"/>
    <meta:generator>LibreOffice/6.0.7.3$Linux_X86_64 LibreOffice_project/00m0$Build-3</meta:generator>
  </office:meta>
</office:document-meta>
</file>